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963040AF5D6E7FC9.png" manifest:media-type="image/png"/>
  <manifest:file-entry manifest:full-path="Pictures/100000010000020000000200F0A5E408DB03F5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Long_20_Dash" draw:marker-start="Dimension_20_Lines" draw:marker-end="Dimension_20_Lines" draw:fill="none"/>
    </style:style>
    <style:style style:name="gr2" style:family="graphic" style:parent-style-name="objectwithoutfill">
      <style:graphic-properties draw:stroke="dash" draw:stroke-dash="Long_20_Dash" draw:marker-start="Dimension_20_Lines" draw:marker-end="" draw:fill="none"/>
    </style:style>
    <style:style style:name="gr3" style:family="graphic" style:parent-style-name="objectwithoutfill">
      <style:graphic-properties draw:fill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1.916cm"/>
      <style:paragraph-properties style:writing-mode="lr-tb"/>
    </style:style>
    <style:style style:name="gr5" style:family="graphic" style:parent-style-name="objectwithoutfill">
      <style:graphic-properties draw:stroke="dash" draw:stroke-dash="Long_20_Dash" draw:marker-start="" draw:marker-end="" draw:fill="none"/>
    </style:style>
    <style:style style:name="gr6" style:family="graphic" style:parent-style-name="standard">
      <style:graphic-properties draw:fill="none" draw:textarea-vertical-align="middle" draw:auto-grow-height="false" fo:min-height="2.761cm" fo:min-width="0cm" fo:wrap-option="wrap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.323cm" fo:min-width="1.343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5.167cm" fo:min-width="0cm" fo:wrap-option="wrap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0.323cm" fo:min-width="1.978cm"/>
      <style:paragraph-properties style:writing-mode="lr-tb"/>
    </style:style>
    <style:style style:name="gr10" style:family="graphic" style:parent-style-name="objectwithoutfill">
      <style:graphic-properties draw:stroke="dash" draw:stroke-dash="Long_20_Dash" draw:marker-start="" draw:marker-end="Dimension_20_Lines" draw:fill="none"/>
    </style:style>
    <style:style style:name="gr11" style:family="graphic" style:parent-style-name="standard">
      <style:graphic-properties draw:fill="none" draw:textarea-vertical-align="middle" draw:auto-grow-height="false" fo:min-height="3.362cm" fo:min-width="0cm" fo:wrap-option="wrap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2.065cm" svg:y1="5.715cm" svg:x2="17.78cm" svg:y2="5.715cm">
          <text:p/>
        </draw:line>
        <draw:line draw:style-name="gr2" draw:text-style-name="P1" draw:layer="layout" svg:x1="8.89cm" svg:y1="5.715cm" svg:x2="12.065cm" svg:y2="5.715cm">
          <text:p/>
        </draw:line>
        <draw:line draw:style-name="gr3" draw:text-style-name="P1" draw:layer="layout" svg:x1="8.89cm" svg:y1="5.715cm" svg:x2="8.89cm" svg:y2="3.81cm">
          <text:p/>
        </draw:line>
        <draw:custom-shape draw:style-name="gr4" draw:text-style-name="P3" draw:layer="layout" svg:width="2.54cm" svg:height="1.27cm" svg:x="7.62cm" svg:y="2.54cm">
          <text:p text:style-name="P2"><text:span text:style-name="T1">The prover and verifier agrees on a particular statement to be prove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065cm" svg:y1="5.715cm" svg:x2="12.065cm" svg:y2="3.81cm">
          <text:p/>
        </draw:line>
        <draw:custom-shape draw:style-name="gr4" draw:text-style-name="P3" draw:layer="layout" svg:width="2.54cm" svg:height="1.27cm" svg:x="10.795cm" svg:y="2.54cm">
          <text:p text:style-name="P2"><text:span text:style-name="T1">The setup phase ends. The polynomial IOP starts.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78cm" svg:y1="5.715cm" svg:x2="17.78cm" svg:y2="3.81cm">
          <text:p/>
        </draw:line>
        <draw:custom-shape draw:style-name="gr4" draw:text-style-name="P3" draw:layer="layout" svg:width="2.54cm" svg:height="1.27cm" svg:x="16.51cm" svg:y="2.54cm">
          <text:p text:style-name="P2"><text:span text:style-name="T1">The polynomial IOP ends. The verifier can proceed to verify the proof.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78cm" svg:y1="5.715cm" svg:x2="20.32cm" svg:y2="5.715cm">
          <text:p/>
        </draw:line>
        <draw:custom-shape draw:style-name="gr6" draw:text-style-name="P1" draw:layer="layout" svg:width="0.635cm" svg:height="3.175cm" draw:transform="rotate (-1.5707963267949) translate (12.065cm 5.0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1.905cm" svg:height="0.635cm" svg:x="9.525cm" svg:y="4.445cm">
          <text:p text:style-name="P2"><text:span text:style-name="T1"><text:s text:c="2"/></text:span><text:span text:style-name="T1">Setup Phas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065cm" svg:y1="5.715cm" svg:x2="15.24cm" svg:y2="5.715cm">
          <text:p/>
        </draw:line>
        <draw:custom-shape draw:style-name="gr8" draw:text-style-name="P1" draw:layer="layout" svg:width="0.635cm" svg:height="5.715cm" draw:transform="rotate (-1.5707963267949) translate (17.78cm 5.0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3" draw:layer="layout" svg:width="2.54cm" svg:height="0.635cm" svg:x="13.335cm" svg:y="4.445cm">
          <text:p text:style-name="P2"><text:span text:style-name="T1"><text:s text:c="10"/></text:span><text:span text:style-name="T1">Proving Phas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7.78cm" svg:y1="5.715cm" svg:x2="21.59cm" svg:y2="5.715cm">
          <text:p/>
        </draw:line>
        <draw:custom-shape draw:style-name="gr11" draw:text-style-name="P1" draw:layer="layout" svg:width="0.635cm" svg:height="3.81cm" draw:transform="rotate (-1.5707963267949) translate (21.59cm 5.0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3" draw:layer="layout" svg:width="2.54cm" svg:height="0.635cm" svg:x="18.415cm" svg:y="4.445cm">
          <text:p text:style-name="P2"><text:span text:style-name="T1">Verification Phas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" draw:layer="layout" svg:width="0.635cm" svg:height="0.635cm" svg:x="21.59cm" svg:y="5.08cm">
          <draw:image xlink:href="Pictures/100000010000020000000200F0A5E408DB03F554.png" xlink:type="simple" xlink:show="embed" xlink:actuate="onLoad" draw:mime-type="image/png">
            <text:p/>
          </draw:image>
        </draw:frame>
        <draw:frame draw:style-name="gr12" draw:text-style-name="P2" draw:layer="layout" svg:width="0.635cm" svg:height="0.635cm" svg:x="22.225cm" svg:y="5.715cm">
          <draw:image xlink:href="Pictures/100000010000020000000200963040AF5D6E7FC9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0T17:32:43.944467401</meta:creation-date>
    <dc:title>Personal</dc:title>
    <meta:editing-duration>PT17S</meta:editing-duration>
    <meta:editing-cycles>2</meta:editing-cycles>
    <meta:generator>LibreOffice/7.3.7.2$Linux_X86_64 LibreOffice_project/30$Build-2</meta:generator>
    <dc:date>2023-01-10T17:53:41.247898962</dc:date>
    <meta:document-statistic meta:object-count="42"/>
  </office:meta>
</office:document-meta>
</file>